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47cm"/>
    </style:style>
    <style:style style:name="co2" style:family="table-column">
      <style:table-column-properties fo:break-before="auto" style:column-width="15.951cm"/>
    </style:style>
    <style:style style:name="co3" style:family="table-column">
      <style:table-column-properties fo:break-before="auto" style:column-width="1.99cm"/>
    </style:style>
    <style:style style:name="co4" style:family="table-column">
      <style:table-column-properties fo:break-before="auto" style:column-width="5.9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8" table:default-cell-style-name="ce3"/>
        <table:table-row table:style-name="ro1">
          <table:table-cell table:style-name="ce1" office:value-type="string" table:number-columns-spanned="4" table:number-rows-spanned="1">
            <text:p>Tâche</text:p>
          </table:table-cell>
          <table:covered-table-cell table:number-columns-repeated="3"/>
          <table:table-cell table:style-name="ce4" office:value-type="string">
            <text:p>Durée (j/h)</text:p>
          </table:table-cell>
          <table:table-cell table:style-name="ce4" office:value-type="string">
            <text:p>Ressources</text:p>
          </table:table-cell>
          <table:table-cell table:style-name="ce5" office:value-type="string">
            <text:p>Effectuée</text:p>
          </table:table-cell>
          <table:table-cell table:number-columns-repeated="1017"/>
        </table:table-row>
        <table:table-row table:style-name="ro1">
          <table:table-cell table:style-name="ce2" office:value-type="string" table:number-columns-spanned="4" table:number-rows-spanned="1">
            <text:p>Réalisation d'un injecteur de requêtes</text:p>
          </table:table-cell>
          <table:covered-table-cell table:number-columns-repeated="3"/>
          <table:table-cell office:value-type="float" office:value="70">
            <text:p>70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table:number-columns-spanned="3" table:number-rows-spanned="1">
            <text:p>Définition des besoins</text:p>
          </table:table-cell>
          <table:covered-table-cell table:number-columns-repeated="2"/>
          <table:table-cell office:value-type="float" office:value="4">
            <text:p>4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table:number-columns-spanned="3" table:number-rows-spanned="1">
            <text:p>Etablir une grille de lecture des logiciels répondant partiellement à la demande</text:p>
          </table:table-cell>
          <table:covered-table-cell table:number-columns-repeated="2"/>
          <table:table-cell office:value-type="float" office:value="8">
            <text:p>8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>
            <text:p>Installation et tests des logiciel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>
            <text:p>Déterminer les fonctionnalités intéressantes de ces logiciel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table:number-columns-spanned="3" table:number-rows-spanned="1">
            <text:p>Conception architecturale</text:p>
          </table:table-cell>
          <table:covered-table-cell table:number-columns-repeated="2"/>
          <table:table-cell office:value-type="float" office:value="7">
            <text:p>7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 table:number-columns-spanned="2" table:number-rows-spanned="1">
            <text:p>Architecture basée sur Jmeter</text:p>
          </table:table-cell>
          <table:covered-table-cell/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 table:number-columns-spanned="2" table:number-rows-spanned="1">
            <text:p>Architecture basée sur JPPF</text:p>
          </table:table-cell>
          <table:covered-table-cell/>
          <table:table-cell office:value-type="float" office:value="4">
            <text:p>4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table:number-columns-spanned="3" table:number-rows-spanned="1">
            <text:p>Mise en place de l'environnement de test</text:p>
          </table:table-cell>
          <table:covered-table-cell table:number-columns-repeated="2"/>
          <table:table-cell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>
            <text:p>Installation et configuration de Apache Directory Server (serveur LDAP) sur le serveur cibl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 table:number-columns-spanned="2" table:number-rows-spanned="1">
            <text:p>Configuration des agents (Raspberry Pi)</text:p>
          </table:table-cell>
          <table:covered-table-cell/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Installation et configuration de l'OS Raspbi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Installation de Java 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ise en place des prototypes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Déploiement et test du prototype utilisant le logiciel Jmete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Déploiement et tests d'une application simple basée sur le framework JPPF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table:number-columns-spanned="3" table:number-rows-spanned="1">
            <text:p>Développement des fonctionnalités du produit</text:p>
          </table:table-cell>
          <table:covered-table-cell table:number-columns-repeated="2"/>
          <table:table-cell office:value-type="float" office:value="40">
            <text:p>4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 table:number-columns-spanned="2" table:number-rows-spanned="1">
            <text:p>Réalisation du lot 1 : Injection des requêtes depuis les Raspberry Pi</text:p>
          </table:table-cell>
          <table:covered-table-cell/>
          <table:table-cell office:value-type="float" office:value="22">
            <text:p>2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Développement de la fonctionnalité d'injection des requêtes LDAP</text:p>
          </table:table-cell>
          <table:table-cell office:value-type="float" office:value="6">
            <text:p>6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office:value-type="string">
            <text:p>Développement d'un mécanisme permettant la définition des scénarios de requêtes</text:p>
          </table:table-cell>
          <table:table-cell office:value-type="float" office:value="6">
            <text:p>6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office:value-type="string">
            <text:p>Mise en place d'une politique de déploiement des tâches d'injection sur les différents agents</text:p>
          </table:table-cell>
          <table:table-cell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office:value-type="string">
            <text:p>Mise en place d'un système de récupération de d'aggrégation des temps d'exécution des requêtes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 table:number-columns-spanned="2" table:number-rows-spanned="1">
            <text:p>Réalisation du lot 2 : Interface graphique de contrôle des injections et d'affichage des résultats</text:p>
          </table:table-cell>
          <table:covered-table-cell/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Développement de l'interface graphique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Intégration du lot 2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table:number-columns-spanned="3" table:number-rows-spanned="1">
            <text:p>Livraison du produit final</text:p>
          </table:table-cell>
          <table:covered-table-cell table:number-columns-repeated="2"/>
          <table:table-cell office:value-type="float" office:value="3">
            <text:p>3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temps restant à effectuer :</text:p>
          </table:table-cell>
          <table:table-cell office:value-type="float" office:value="32">
            <text:p>3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temps consommé :</text:p>
          </table:table-cell>
          <table:table-cell office:value-type="float" office:value="38">
            <text:p>38</text:p>
          </table:table-cell>
          <table:table-cell table:number-columns-repeated="101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3">23/11/2014</text:date>, <text:time>22:57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23M42S</meta:editing-duration>
    <meta:editing-cycles>15</meta:editing-cycles>
    <meta:generator>OpenOffice/4.0.1$Win32 OpenOffice.org_project/401m5$Build-9714</meta:generator>
    <dc:date>2014-11-23T22:57:28.49</dc:date>
    <meta:document-statistic meta:table-count="1" meta:cell-count="79" meta:object-count="0"/>
    <meta:user-defined meta:name="Info 1"/>
    <meta:user-defined meta:name="Info 2"/>
    <meta:user-defined meta:name="Info 3"/>
    <meta:user-defined meta:name="Info 4"/>
  </office:meta>
</office:document-meta>
</file>